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ème combinatoire :</text:p>
      <text:p text:style-name="Standard"/>
      <text:p text:style-name="Standard">Un problème combinatoire est un problème qui <text:s/>consiste à trouver le meilleur <text:s/>sous ensemble possible parmi un ensemble discret N.</text:p>
      <text:p text:style-name="Standard">Exemple : le problème du voyageur de commerce, un voyageur doit parcourir un ensemble de ville N en effectuant la trajet le plus court.</text:p>
      <text:p text:style-name="Standard"/>
      <text:p text:style-name="Standard">Dominance</text:p>
      <text:p text:style-name="Standard"/>
      <text:p text:style-name="Standard">Le calcul de la dominance consiste à déterminer quel algorithme est le meilleur et sur quel intervalle. Dans notre cas, on considère qu'un algorithme A domine <text:s/>un algorithme B pour un itération donnée, si sur un ensemble <text:s/>d’exécutions (correspondant au nombre de fichiers trace) N, B est battu k fois <text:s/>par A sur N valeur .</text:p>
      <text:p text:style-name="Standard"/>
      <text:p text:style-name="Standard">Cette valeur <text:s/>est déterminée à l'aide <text:s/>du test binomial.</text:p>
      <text:p text:style-name="Standard">Dans le cas où <text:s/>nous avons plus de deux algorithmes, nous les comparons à celui qui <text:s/>a la meilleur moy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5-06-03T15:15:14</meta:creation-date>
    <dc:date>2015-06-04T16:35:58</dc:date>
    <dc:creator>Compte etudiant</dc:creator>
    <meta:editing-duration>PT1H45M16S</meta:editing-duration>
    <meta:editing-cycles>37</meta:editing-cycles>
    <meta:generator>LibreOffice/3.5$Linux_x86 LibreOffice_project/350m1$Build-2</meta:generator>
    <meta:document-statistic meta:table-count="0" meta:image-count="0" meta:object-count="0" meta:page-count="1" meta:paragraph-count="7" meta:word-count="133" meta:character-count="781" meta:non-whitespace-character-count="646"/>
  </office:meta>
</office:document-meta>
</file>